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35ef22"/>
    </style:style>
    <style:style style:name="P3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4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5" style:family="paragraph" style:parent-style-name="Preformatted_20_Text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348a83" officeooo:paragraph-rsid="00348a83"/>
    </style:style>
    <style:style style:name="P6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2cc2f8"/>
    </style:style>
    <style:style style:name="P7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paragraph-rsid="00334353"/>
    </style:style>
    <style:style style:name="P8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35ef22"/>
    </style:style>
    <style:style style:name="P9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paragraph-rsid="0037dd90"/>
    </style:style>
    <style:style style:name="P10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2f8149" officeooo:paragraph-rsid="002f8149"/>
    </style:style>
    <style:style style:name="P11" style:family="paragraph" style:parent-style-name="Standard">
      <loext:graphic-properties draw:fill="solid" draw:fill-color="#000000"/>
      <style:paragraph-properties fo:margin-top="0in" fo:margin-bottom="0.1965in" loext:contextual-spacing="false" fo:text-align="start" style:justify-single-word="false" fo:background-color="#000000" style:writing-mode="lr-tb"/>
      <style:text-properties officeooo:rsid="002f8149" officeooo:paragraph-rsid="002f8149"/>
    </style:style>
    <style:style style:name="P12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34353" officeooo:paragraph-rsid="00334353"/>
    </style:style>
    <style:style style:name="P13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48a83" officeooo:paragraph-rsid="00348a83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use-window-font-color="true" style:font-name="Liberation Serif" fo:font-size="12pt" fo:language="en" fo:country="US" officeooo:rsid="002f8149" officeooo:paragraph-rsid="00314f4c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paragraph-rsid="00351057"/>
    </style:style>
    <style:style style:name="P16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</style:style>
    <style:style style:name="P17" style:family="paragraph" style:parent-style-name="Preformatted_20_Text">
      <loext:graphic-properties draw:fill="solid" draw:fill-color="#000000"/>
      <style:paragraph-properties fo:margin-top="0in" fo:margin-bottom="0.1965in" loext:contextual-spacing="false" fo:background-color="#000000"/>
      <style:text-properties officeooo:rsid="00348a83"/>
    </style:style>
    <style:style style:name="P18" style:family="paragraph" style:parent-style-name="Preformatted_20_Text">
      <loext:graphic-properties draw:fill="solid" draw:fill-color="#000000"/>
      <style:paragraph-properties fo:background-color="#000000"/>
      <style:text-properties fo:color="#ff5555"/>
    </style:style>
    <style:style style:name="P19" style:family="paragraph" style:parent-style-name="Preformatted_20_Text">
      <loext:graphic-properties draw:fill="solid" draw:fill-color="#000000"/>
      <style:paragraph-properties fo:background-color="#000000"/>
      <style:text-properties style:font-name="Liberation Mono" fo:font-size="10pt" style:font-size-asian="10pt" style:font-size-complex="10pt"/>
    </style:style>
    <style:style style:name="P20" style:family="paragraph" style:parent-style-name="Preformatted_20_Text">
      <loext:graphic-properties draw:fill="solid" draw:fill-color="#000000"/>
      <style:paragraph-properties fo:background-color="#000000"/>
    </style:style>
    <style:style style:name="P21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rsid="00314f4c" officeooo:paragraph-rsid="00314f4c"/>
    </style:style>
    <style:style style:name="P22" style:family="paragraph" style:parent-style-name="Standard">
      <loext:graphic-properties draw:fill="solid" draw:fill-color="#000000"/>
      <style:paragraph-properties fo:margin-top="0in" fo:margin-bottom="0in" loext:contextual-spacing="false" fo:text-align="start" style:justify-single-word="false" fo:background-color="#000000" style:writing-mode="lr-tb">
        <style:tab-stops/>
      </style:paragraph-properties>
      <style:text-properties style:font-name="Ubuntu Mono" officeooo:paragraph-rsid="002cc2f8"/>
    </style:style>
    <style:style style:name="P23" style:family="paragraph" style:parent-style-name="Standard" style:master-page-name="Standard">
      <style:paragraph-properties fo:text-align="start" style:justify-single-word="false" style:page-number="auto" style:writing-mode="lr-tb"/>
    </style:style>
    <style:style style:name="P24" style:family="paragraph" style:parent-style-name="Standard">
      <loext:graphic-properties draw:fill="none" draw:fill-color="#000000"/>
      <style:paragraph-properties fo:margin-top="0in" fo:margin-bottom="0.1965in" loext:contextual-spacing="false" fo:text-align="start" style:justify-single-word="false" fo:background-color="transparent" style:writing-mode="lr-tb"/>
      <style:text-properties officeooo:rsid="003d8c3e" officeooo:paragraph-rsid="003d8c3e"/>
    </style:style>
    <style:style style:name="T1" style:family="text">
      <style:text-properties fo:color="#55ff55" fo:font-weight="bold"/>
    </style:style>
    <style:style style:name="T2" style:family="text">
      <style:text-properties fo:color="#55ff55" style:font-name="Liberation Mono" fo:font-size="10pt" fo:font-weight="bold" style:font-size-asian="10pt" style:font-size-complex="10pt"/>
    </style:style>
    <style:style style:name="T3" style:family="text">
      <style:text-properties fo:color="#5555ff" fo:font-weight="bold"/>
    </style:style>
    <style:style style:name="T4" style:family="text">
      <style:text-properties fo:color="#5555ff" style:font-name="Liberation Mono" fo:font-size="10pt" fo:font-weight="bold" style:font-size-asian="10pt" style:font-size-complex="10pt"/>
    </style:style>
    <style:style style:name="T5" style:family="text">
      <style:text-properties style:use-window-font-color="true" style:font-name="Liberation Serif" fo:font-size="12pt" fo:language="en" fo:country="US" officeooo:rsid="002f7c21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style:use-window-font-color="true" style:font-name="Liberation Serif" fo:font-size="12pt" fo:language="en" fo:country="US" officeooo:rsid="0035ef22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7" style:family="text">
      <style:text-properties style:use-window-font-color="true" style:font-name="Liberation Serif" fo:font-size="12pt" fo:language="en" fo:country="US" officeooo:rsid="002f8149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style:use-window-font-color="true" style:font-name="Liberation Serif" fo:font-size="12pt" fo:language="en" fo:country="US" officeooo:rsid="0037dd90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style:font-name="Liberation Serif" fo:font-size="12pt" fo:language="en" fo:country="US" officeooo:rsid="003d8c3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10" style:family="text">
      <style:text-properties officeooo:rsid="00196364"/>
    </style:style>
    <style:style style:name="T11" style:family="text">
      <style:text-properties officeooo:rsid="001a842b"/>
    </style:style>
    <style:style style:name="T12" style:family="text">
      <style:text-properties style:font-name="Liberation Mono" fo:font-size="10pt" style:font-size-asian="10pt" style:font-size-complex="10pt"/>
    </style:style>
    <style:style style:name="T13" style:family="text">
      <style:text-properties officeooo:rsid="0035ef22"/>
    </style:style>
    <style:style style:name="T14" style:family="text">
      <style:text-properties officeooo:rsid="002f8149"/>
    </style:style>
    <style:style style:name="T15" style:family="text">
      <style:text-properties officeooo:rsid="003d8c3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Звіт<text:line-break/>Лабораторна робота <text:span text:style-name="T9">5</text:span></text:p>
      <text:p text:style-name="P1">ТЕХНОЛОГІЇ ПРОГРАМУВАННЯ <text:line-break/>Большаков Андрій MIT-31</text:p>
      <text:p text:style-name="P1"/>
      <text:p text:style-name="P8"><text:span text:style-name="T13">Тема: Основи </text:span><text:span text:style-name="T6">Docker</text:span><text:span text:style-name="T14"><text:line-break/>Мета: розглянути принципи контейнеризації програмного забезпечення;<text:line-break/>навчитися використовувати </text:span><text:span text:style-name="T6">Docker</text:span><text:span text:style-name="T14"> як один із засобів контейнеризації.</text:span></text:p>
      <text:p text:style-name="P2"><text:line-break/><text:a xlink:type="simple" xlink:href="https://github.com/Utilka/univ_programming_technologies_proj" text:style-name="Internet_20_link" text:visited-style-name="Visited_20_Internet_20_Link">https://github.com/Utilka/univ_programming_technologies_proj</text:a></text:p>
      <text:p text:style-name="P1"><text:line-break/></text:p>
      <text:p text:style-name="P24">Установили плагины<text:line-break/>Вставили дженкинсфайл</text:p>
      <text:p text:style-name="P9"><text:span text:style-name="T11">В</text:span><text:span text:style-name="T10">ыводы:<text:line-break/></text:span><text:span text:style-name="T7">розгляну</text:span><text:span text:style-name="T8">л</text:span><text:span text:style-name="T7">и принципи контейнеризації програмного забезпечення;<text:line-break/>навчи</text:span><text:span text:style-name="T8">л</text:span><text:span text:style-name="T7">ися використовувати </text:span><text:span text:style-name="T6">Docker</text:span><text:span text:style-name="T7"> як один із засобів контейнеризації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1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00:00:24</meta:creation-date>
    <dc:language>en-US</dc:language>
    <dc:date>2020-11-26T11:33:52.058258714</dc:date>
    <meta:editing-cycles>17</meta:editing-cycles>
    <meta:editing-duration>PT4H26M35S</meta:editing-duration>
    <meta:generator>LibreOffice/6.4.6.2$Linux_X86_64 LibreOffice_project/40$Build-2</meta:generator>
    <meta:document-statistic meta:table-count="0" meta:image-count="0" meta:object-count="0" meta:page-count="1" meta:paragraph-count="7" meta:word-count="45" meta:character-count="470" meta:non-whitespace-character-count="428"/>
  </office:meta>
</office:document-meta>
</file>